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7.588cm" fo:margin-left="0cm" fo:margin-right="-0.587cm" table:align="margins"/>
    </style:style>
    <style:style style:name="Tabella33.A" style:family="table-column">
      <style:table-column-properties style:column-width="4.094cm" style:rel-column-width="2321*"/>
    </style:style>
    <style:style style:name="Tabella33.B" style:family="table-column">
      <style:table-column-properties style:column-width="13.494cm" style:rel-column-width="7650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Azione_20_sistema">
      <style:text-properties officeooo:paragraph-rsid="000c4a94"/>
    </style:style>
    <style:style style:name="P7" style:family="paragraph" style:parent-style-name="Azione_20_sistema">
      <style:paragraph-properties fo:margin-left="0cm" fo:margin-right="0cm" fo:text-indent="0cm" style:auto-text-indent="false"/>
      <style:text-properties officeooo:paragraph-rsid="000c4a94"/>
    </style:style>
    <style:style style:name="P8" style:family="paragraph" style:parent-style-name="Table_20_Contents">
      <style:text-properties officeooo:rsid="000bf997" officeooo:paragraph-rsid="000bf997"/>
    </style:style>
    <style:style style:name="P9" style:family="paragraph" style:parent-style-name="Table_20_Contents">
      <style:text-properties officeooo:paragraph-rsid="000c4a94"/>
    </style:style>
    <style:style style:name="P10" style:family="paragraph" style:parent-style-name="Azione_20_attore">
      <style:text-properties officeooo:paragraph-rsid="000c4a94"/>
    </style:style>
    <style:style style:name="P11" style:family="paragraph" style:parent-style-name="Azione_20_attore">
      <style:paragraph-properties fo:margin-left="0cm" fo:margin-right="0cm" fo:text-indent="0cm" style:auto-text-indent="false"/>
      <style:text-properties officeooo:paragraph-rsid="000c4a94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4a9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4a94"/>
    </style:style>
    <style:style style:name="T7" style:family="text">
      <style:text-properties fo:font-weight="bold" officeooo:rsid="000c4a9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6">Inserimento</text:span> attività didatti<text:span text:style-name="T6">ca 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671196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6">(</text:span><text:span text:style-name="T7">include Educatore Visualizza attività delle proprie classi </text:span><text:span text:style-name="T2">)</text:span></text:p>
              </text:list-item>
              <text:list-item>
                <text:p text:style-name="P10"><text:span text:style-name="T2">L'utente seleziona la funzionalità di inserimento nuova attività didattica</text:span></text:p>
              </text:list-item>
              <text:list-item>
                <text:p text:style-name="P6"><text:span text:style-name="T2">Il sistema mostra all'utente il form per l'inserimento della nuova attività didattica</text:span></text:p>
              </text:list-item>
              <text:list-item>
                <text:p text:style-name="P10"><text:span text:style-name="T2">L'utente inserisce la descrizione della nuova attività didattica</text:span></text:p>
                <text:p text:style-name="P7"><text:span text:style-name="T2">6. L'utente seleziona la classe di quella determinata attività didattica</text:span></text:p>
                <text:list>
                  <text:list-item>
                    <text:list>
                      <text:list-header>
                        <text:p text:style-name="P11"><text:span text:style-name="T2">7.L'utente sottomette la nuova attività didattica</text:span></text:p>
                        <text:p text:style-name="P7"><text:span text:style-name="T2"><text:s text:c="22"/>8.Il sistema memorizza la nuova attività didattica della classe</text:span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6">Il sistema mostra un messaggio di successo dell'operazione e mostra all'utente </text:span></text:p>
            <text:p text:style-name="P9"><text:span text:style-name="T6">la lista aggiornata delle attività didattiche(</text:span><text:span text:style-name="T7">include Educatore Visualizza attività didattiche delle proprie classi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6</meta:editing-cycles>
    <meta:generator>LibreOffice/3.6$Windows_x86 LibreOffice_project/da8c1e6-fd468f4-454e206-f42a4a9-143cfd</meta:generator>
    <dc:date>2012-10-21T19:02:33.24</dc:date>
    <meta:document-statistic meta:table-count="1" meta:image-count="0" meta:object-count="0" meta:page-count="1" meta:paragraph-count="24" meta:word-count="163" meta:character-count="1205" meta:non-whitespace-character-count="1047"/>
  </office:meta>
</office:document-meta>
</file>